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language-asian="ja" style:country-asian="JP"/>
    </style:style>
    <style:style style:name="P2" style:family="paragraph" style:parent-style-name="Standard">
      <style:paragraph-properties fo:text-align="center" style:justify-single-word="false"/>
      <style:text-properties officeooo:rsid="00033d94" officeooo:paragraph-rsid="00033d94" style:language-asian="ja" style:country-asian="JP"/>
    </style:style>
    <style:style style:name="P3" style:family="paragraph" style:parent-style-name="Standard">
      <style:paragraph-properties fo:text-align="center" style:justify-single-word="false"/>
      <style:text-properties officeooo:rsid="00033d94" officeooo:paragraph-rsid="00203e65" style:language-asian="ja" style:country-asian="JP"/>
    </style:style>
    <style:style style:name="P4" style:family="paragraph" style:parent-style-name="Standard">
      <style:paragraph-properties fo:text-align="end" style:justify-single-word="false"/>
      <style:text-properties officeooo:rsid="00033d94" officeooo:paragraph-rsid="00033d94" style:language-asian="ja" style:country-asian="JP"/>
    </style:style>
    <style:style style:name="P5" style:family="paragraph" style:parent-style-name="Standard">
      <style:paragraph-properties fo:text-align="center" style:justify-single-word="false"/>
      <style:text-properties officeooo:rsid="000f7fcf" officeooo:paragraph-rsid="000f7fcf" style:language-asian="ja" style:country-asian="JP"/>
    </style:style>
    <style:style style:name="P6" style:family="paragraph" style:parent-style-name="Standard">
      <style:paragraph-properties fo:text-align="center" style:justify-single-word="false"/>
      <style:text-properties officeooo:rsid="000f7fcf" officeooo:paragraph-rsid="00203e65" style:language-asian="ja" style:country-asian="JP"/>
    </style:style>
    <style:style style:name="P7" style:family="paragraph" style:parent-style-name="Standard">
      <style:paragraph-properties fo:text-align="center" style:justify-single-word="false"/>
      <style:text-properties officeooo:rsid="00123518" officeooo:paragraph-rsid="00123518" style:language-asian="ja" style:country-asian="JP"/>
    </style:style>
    <style:style style:name="P8" style:family="paragraph" style:parent-style-name="Standard">
      <style:paragraph-properties fo:text-align="center" style:justify-single-word="false"/>
      <style:text-properties officeooo:rsid="002dbacf" officeooo:paragraph-rsid="00203e65" style:language-asian="ja" style:country-asian="JP"/>
    </style:style>
    <style:style style:name="P9" style:family="paragraph" style:parent-style-name="Standard">
      <style:paragraph-properties fo:text-align="start" style:justify-single-word="false"/>
      <style:text-properties fo:font-variant="normal" fo:text-transform="none" fo:color="#222222" fo:letter-spacing="normal" officeooo:paragraph-rsid="000dde89" style:font-name-asian="sans-serif" style:font-size-asian="11.25pt" style:language-asian="ja" style:country-asian="JP" style:font-style-asian="normal" style:font-weight-asian="normal"/>
    </style:style>
    <style:style style:name="P10" style:family="paragraph" style:parent-style-name="Standard">
      <style:paragraph-properties fo:text-align="start" style:justify-single-word="false"/>
      <style:text-properties fo:font-variant="normal" fo:text-transform="none" fo:color="#222222" fo:letter-spacing="normal" officeooo:paragraph-rsid="00124179" style:font-name-asian="sans-serif" style:font-size-asian="11.25pt" style:language-asian="ja" style:country-asian="JP" style:font-style-asian="normal" style:font-weight-asian="normal"/>
    </style:style>
    <style:style style:name="P11" style:family="paragraph" style:parent-style-name="Standard">
      <style:paragraph-properties fo:text-align="start" style:justify-single-word="false"/>
      <style:text-properties fo:font-variant="normal" fo:text-transform="none" fo:color="#222222" fo:letter-spacing="normal" officeooo:paragraph-rsid="001938d1" style:font-name-asian="sans-serif" style:font-size-asian="11.25pt" style:language-asian="ja" style:country-asian="JP" style:font-style-asian="normal" style:font-weight-asian="normal"/>
    </style:style>
    <style:style style:name="P12" style:family="paragraph" style:parent-style-name="Standard">
      <style:paragraph-properties fo:text-align="start" style:justify-single-word="false"/>
      <style:text-properties fo:font-variant="normal" fo:text-transform="none" fo:color="#222222" fo:letter-spacing="normal" officeooo:paragraph-rsid="001a2737" style:font-name-asian="sans-serif" style:font-size-asian="11.25pt" style:language-asian="ja" style:country-asian="JP" style:font-style-asian="normal" style:font-weight-asian="normal"/>
    </style:style>
    <style:style style:name="P13" style:family="paragraph" style:parent-style-name="Standard">
      <style:paragraph-properties fo:text-align="end" style:justify-single-word="false"/>
      <style:text-properties fo:font-variant="normal" fo:text-transform="none" fo:color="#222222" fo:letter-spacing="normal" officeooo:paragraph-rsid="00033d94" style:font-name-asian="sans-serif" style:font-size-asian="11.25pt" style:language-asian="ja" style:country-asian="JP" style:font-style-asian="normal" style:font-weight-asian="normal"/>
    </style:style>
    <style:style style:name="P14" style:family="paragraph" style:parent-style-name="Standard">
      <style:paragraph-properties fo:text-align="start" style:justify-single-word="false"/>
      <style:text-properties fo:font-variant="normal" fo:text-transform="none" fo:color="#222222" fo:letter-spacing="normal" officeooo:rsid="00123518" officeooo:paragraph-rsid="00124179" style:font-name-asian="sans-serif" style:font-size-asian="11.25pt" style:language-asian="ja" style:country-asian="JP" style:font-style-asian="normal" style:font-weight-asian="normal"/>
    </style:style>
    <style:style style:name="P15" style:family="paragraph" style:parent-style-name="Standard">
      <style:paragraph-properties fo:text-align="start" style:justify-single-word="false"/>
      <style:text-properties fo:font-variant="normal" fo:text-transform="none" fo:color="#222222" fo:letter-spacing="normal" officeooo:rsid="0012b2c3" officeooo:paragraph-rsid="0012b2c3" style:font-name-asian="sans-serif" style:font-size-asian="11.25pt" style:language-asian="ja" style:country-asian="JP" style:font-style-asian="normal" style:font-weight-asian="normal"/>
    </style:style>
    <style:style style:name="P16" style:family="paragraph" style:parent-style-name="Standard">
      <style:paragraph-properties fo:text-align="start" style:justify-single-word="false"/>
      <style:text-properties fo:font-variant="normal" fo:text-transform="none" fo:color="#222222" fo:letter-spacing="normal" officeooo:rsid="0012b2c3" officeooo:paragraph-rsid="001a2737" style:font-name-asian="sans-serif" style:font-size-asian="11.25pt" style:language-asian="ja" style:country-asian="JP" style:font-style-asian="normal" style:font-weight-asian="normal"/>
    </style:style>
    <style:style style:name="P17" style:family="paragraph" style:parent-style-name="Standard">
      <style:paragraph-properties fo:text-align="start" style:justify-single-word="false"/>
      <style:text-properties fo:font-variant="normal" fo:text-transform="none" fo:color="#222222" fo:letter-spacing="normal" officeooo:rsid="0012baa6" officeooo:paragraph-rsid="0012baa6" style:font-name-asian="sans-serif" style:font-size-asian="11.25pt" style:language-asian="ja" style:country-asian="JP" style:font-style-asian="normal" style:font-weight-asian="normal"/>
    </style:style>
    <style:style style:name="P18" style:family="paragraph" style:parent-style-name="Standard">
      <style:paragraph-properties fo:text-align="start" style:justify-single-word="false"/>
      <style:text-properties fo:font-variant="normal" fo:text-transform="none" fo:color="#222222" fo:letter-spacing="normal" officeooo:rsid="0012baa6" officeooo:paragraph-rsid="001a2737" style:font-name-asian="sans-serif" style:font-size-asian="11.25pt" style:language-asian="ja" style:country-asian="JP" style:font-style-asian="normal" style:font-weight-asian="normal"/>
    </style:style>
    <style:style style:name="P19" style:family="paragraph" style:parent-style-name="Standard">
      <style:paragraph-properties fo:text-align="start" style:justify-single-word="false"/>
      <style:text-properties fo:font-variant="normal" fo:text-transform="none" fo:color="#222222" fo:letter-spacing="normal" officeooo:rsid="001460f6" officeooo:paragraph-rsid="001460f6" style:font-name-asian="sans-serif" style:font-size-asian="11.25pt" style:language-asian="ja" style:country-asian="JP" style:font-style-asian="normal" style:font-weight-asian="normal"/>
    </style:style>
    <style:style style:name="P20" style:family="paragraph" style:parent-style-name="Standard">
      <style:paragraph-properties fo:text-align="start" style:justify-single-word="false"/>
      <style:text-properties fo:font-variant="normal" fo:text-transform="none" fo:color="#222222" fo:letter-spacing="normal" officeooo:rsid="001460f6" officeooo:paragraph-rsid="001a2737" style:font-name-asian="sans-serif" style:font-size-asian="11.25pt" style:language-asian="ja" style:country-asian="JP" style:font-style-asian="normal" style:font-weight-asian="normal"/>
    </style:style>
    <style:style style:name="P21" style:family="paragraph" style:parent-style-name="Standard">
      <style:paragraph-properties fo:text-align="start" style:justify-single-word="false"/>
      <style:text-properties fo:font-variant="normal" fo:text-transform="none" fo:color="#222222" fo:letter-spacing="normal" officeooo:rsid="001460f6" officeooo:paragraph-rsid="001b1050" style:font-name-asian="sans-serif" style:font-size-asian="11.25pt" style:language-asian="ja" style:country-asian="JP" style:font-style-asian="normal" style:font-weight-asian="normal"/>
    </style:style>
    <style:style style:name="P22" style:family="paragraph" style:parent-style-name="Standard">
      <style:paragraph-properties fo:text-align="start" style:justify-single-word="false"/>
      <style:text-properties fo:font-variant="normal" fo:text-transform="none" fo:color="#222222" fo:letter-spacing="normal" officeooo:rsid="001658ed" officeooo:paragraph-rsid="001460f6" style:font-name-asian="sans-serif" style:font-size-asian="11.25pt" style:language-asian="ja" style:country-asian="JP" style:font-style-asian="normal" style:font-weight-asian="normal"/>
    </style:style>
    <style:style style:name="P23" style:family="paragraph" style:parent-style-name="Standard">
      <style:paragraph-properties fo:text-align="start" style:justify-single-word="false"/>
      <style:text-properties fo:font-variant="normal" fo:text-transform="none" fo:color="#222222" fo:letter-spacing="normal" officeooo:rsid="0016ec78" officeooo:paragraph-rsid="0016ec78" style:font-name-asian="sans-serif" style:font-size-asian="11.25pt" style:language-asian="ja" style:country-asian="JP" style:font-style-asian="normal" style:font-weight-asian="normal"/>
    </style:style>
    <style:style style:name="P24" style:family="paragraph" style:parent-style-name="Standard">
      <style:paragraph-properties fo:text-align="start" style:justify-single-word="false"/>
      <style:text-properties fo:font-variant="normal" fo:text-transform="none" fo:color="#222222" fo:letter-spacing="normal" officeooo:rsid="0016ec78" officeooo:paragraph-rsid="001b1050" style:font-name-asian="sans-serif" style:font-size-asian="11.25pt" style:language-asian="ja" style:country-asian="JP" style:font-style-asian="normal" style:font-weight-asian="normal"/>
    </style:style>
    <style:style style:name="P25" style:family="paragraph" style:parent-style-name="Standard">
      <style:paragraph-properties fo:text-align="start" style:justify-single-word="false"/>
      <style:text-properties fo:font-variant="normal" fo:text-transform="none" fo:color="#222222" fo:letter-spacing="normal" officeooo:rsid="00124179" officeooo:paragraph-rsid="00124179" style:font-name-asian="sans-serif" style:font-size-asian="11.25pt" style:language-asian="ja" style:country-asian="JP" style:font-style-asian="normal" style:font-weight-asian="normal"/>
    </style:style>
    <style:style style:name="P26" style:family="paragraph" style:parent-style-name="Standard">
      <style:paragraph-properties fo:text-align="start" style:justify-single-word="false"/>
      <style:text-properties fo:font-variant="normal" fo:text-transform="none" fo:color="#222222" fo:letter-spacing="normal" officeooo:rsid="001a2737" officeooo:paragraph-rsid="001a2737" style:font-name-asian="sans-serif" style:font-size-asian="11.25pt" style:language-asian="ja" style:country-asian="JP" style:font-style-asian="normal" style:font-weight-asian="normal"/>
    </style:style>
    <style:style style:name="P27" style:family="paragraph" style:parent-style-name="Standard">
      <style:paragraph-properties fo:text-align="end" style:justify-single-word="false"/>
      <style:text-properties fo:font-variant="normal" fo:text-transform="none" fo:color="#222222" fo:letter-spacing="normal" officeooo:rsid="001ce987" officeooo:paragraph-rsid="00203e65" style:font-name-asian="sans-serif" style:font-size-asian="11.25pt" style:language-asian="ja" style:country-asian="JP" style:font-style-asian="normal" style:font-weight-asian="normal"/>
    </style:style>
    <style:style style:name="P28" style:family="paragraph" style:parent-style-name="Standard">
      <style:paragraph-properties fo:text-align="start" style:justify-single-word="false"/>
      <style:text-properties fo:font-variant="normal" fo:text-transform="none" fo:color="#000000" fo:letter-spacing="normal" officeooo:rsid="002dbacf" officeooo:paragraph-rsid="00203e65" style:font-name-asian="sans-serif" style:font-size-asian="11.25pt" style:language-asian="ja" style:country-asian="JP" style:font-style-asian="normal" style:font-weight-asian="normal"/>
    </style:style>
    <style:style style:name="P29" style:family="paragraph" style:parent-style-name="Standard">
      <style:paragraph-properties fo:text-align="center" style:justify-single-word="false"/>
      <style:text-properties fo:font-variant="normal" fo:text-transform="none" fo:color="#000000" fo:letter-spacing="normal" officeooo:rsid="002dbacf" officeooo:paragraph-rsid="00203e65" style:font-name-asian="sans-serif" style:font-size-asian="11.25pt" style:language-asian="ja" style:country-asian="JP" style:font-style-asian="normal" style:font-weight-asian="normal"/>
    </style:style>
    <style:style style:name="P30" style:family="paragraph" style:parent-style-name="Standard">
      <style:paragraph-properties fo:text-align="start" style:justify-single-word="false"/>
      <style:text-properties fo:font-variant="normal" fo:text-transform="none" fo:color="#000000" fo:letter-spacing="normal" officeooo:rsid="0026bd36" officeooo:paragraph-rsid="00203e65" style:font-name-asian="sans-serif" style:font-size-asian="11.25pt" style:language-asian="ja" style:country-asian="JP" style:font-style-asian="normal" style:font-weight-asian="normal"/>
    </style:style>
    <style:style style:name="T1" style:family="text">
      <style:text-properties officeooo:rsid="0004f664"/>
    </style:style>
    <style:style style:name="T2" style:family="text">
      <style:text-properties officeooo:rsid="0012baa6"/>
    </style:style>
    <style:style style:name="T3" style:family="text">
      <style:text-properties officeooo:rsid="001460f6"/>
    </style:style>
    <style:style style:name="T4" style:family="text">
      <style:text-properties officeooo:rsid="001658ed"/>
    </style:style>
    <style:style style:name="T5" style:family="text">
      <style:text-properties officeooo:rsid="0016ec78"/>
    </style:style>
    <style:style style:name="T6" style:family="text">
      <style:text-properties officeooo:rsid="001a2737"/>
    </style:style>
    <style:style style:name="T7" style:family="text">
      <style:text-properties officeooo:rsid="0012b2c3"/>
    </style:style>
    <style:style style:name="T8" style:family="text">
      <style:text-properties officeooo:rsid="001b1050"/>
    </style:style>
    <style:style style:name="T9" style:family="text">
      <style:text-properties officeooo:rsid="001cd530"/>
    </style:style>
    <style:style style:name="T10" style:family="text">
      <style:text-properties officeooo:rsid="0021dfb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株式会社日本ファルコム様</text:p>
      <text:p text:style-name="P1"/>
      <text:p text:style-name="P5">創の軌跡に取り入れたいもの</text:p>
      <text:p text:style-name="P7">「エイドスアーツ」</text:p>
      <text:p text:style-name="P2"/>
      <text:p text:style-name="P4">令和2年<text:span text:style-name="T10">4</text:span>月<text:span text:style-name="T9">1</text:span>日</text:p>
      <text:p text:style-name="P4">宮坂　冬哉</text:p>
      <text:p text:style-name="P13"/>
      <text:p text:style-name="P25">・エイドスアーツと「創の軌跡」</text:p>
      <text:p text:style-name="P25"/>
      <text:p text:style-name="P25">エイドスアーツは軌跡シリーズの要素「アーツ」と重要キャラクター「空の女神エイドス」を合わせたものです。</text:p>
      <text:p text:style-name="P26">2020年夏発売予定の「創の軌跡」の続編を見据えて考案しました。</text:p>
      <text:p text:style-name="P14"/>
      <text:p text:style-name="P11">エイドスアーツ実装の為に以下のようなストーリーを考えています</text:p>
      <text:p text:style-name="P11"/>
      <text:p text:style-name="P12">空の女神エイドスが結社身喰らう蛇の盟主（または　過去に盟主の立場であった）</text:p>
      <text:p text:style-name="P9">↓</text:p>
      <text:p text:style-name="P9">盟主の制御が効かなくなった執行者たちを止めるべく主人公たち（リィン・ロイド達）に助力を求める</text:p>
      <text:p text:style-name="P9">↓</text:p>
      <text:p text:style-name="P9">直接力を貸すのではなく、「空の女神」として七曜の力を授ける</text:p>
      <text:p text:style-name="P9"/>
      <text:p text:style-name="P9"/>
      <text:p text:style-name="P9">・「エイドスアーツ」とは</text:p>
      <text:p text:style-name="P9"/>
      <text:p text:style-name="P9">「エイドスアーツ」は空の女神エイドスの力を借りたオリジナルアーツの呼称となります。</text:p>
      <text:p text:style-name="P9"/>
      <text:p text:style-name="P9"/>
      <text:p text:style-name="P9">・使用方法</text:p>
      <text:p text:style-name="P9"/>
      <text:p text:style-name="P9">使用方法として考えているのは「パーティ全員のEPを一定量消費してエイドスアーツを発動」です。</text:p>
      <text:p text:style-name="P10">空の女神エイドスは大陸の信仰の対象とされている為、</text:p>
      <text:p text:style-name="P10">「誰か一人のなにか」ではなく「全体・全員が関わる発動条件」が良いと考えています。</text:p>
      <text:p text:style-name="P10"/>
      <text:p text:style-name="P10"/>
      <text:p text:style-name="P10">・発動</text:p>
      <text:p text:style-name="P10"/>
      <text:p text:style-name="P10">「エイドスアーツ」はエイドス召喚のタイミングで好きな属性を選択し、発動します。</text:p>
      <text:p text:style-name="P10">※好きな属性は選べますが発動者のオーブメントにセットされている属性の中からしか選択できません。</text:p>
      <text:p text:style-name="P10">例：オーブメントに水<text:span text:style-name="T6">3地1火2時2　　「水地火時」　のエイドスアーツが発動可能</text:span></text:p>
      <text:p text:style-name="P10"/>
      <text:p text:style-name="P10">「エイドスアーツ」は駆動ディレイがありません。即発動されます。発動者の硬直はあります。</text:p>
      <text:p text:style-name="P10">「エイドスアーツ」発動後は「エイドスアーツ」が一定ターン発動できなくなります。</text:p>
      <text:p text:style-name="P9"/>
      <text:p text:style-name="P9"/>
      <text:p text:style-name="P9">・種類・効果</text:p>
      <text:p text:style-name="P9"/>
      <text:p text:style-name="P9">「エイドスアーツ」は７属性(地水火風時空幻)のアーツとなります。</text:p>
      <text:p text:style-name="P9"/>
      <text:p text:style-name="P9"/>
      <text:p text:style-name="P9"/>
      <text:p text:style-name="P9"/>
      <text:p text:style-name="P9"/>
      <text:p text:style-name="P9"/>
      <text:p text:style-name="P9"><text:soft-page-break/></text:p>
      <text:p text:style-name="P9"/>
      <text:p text:style-name="P9">【考案エイドスアーツ】</text:p>
      <text:p text:style-name="P9"/>
      <text:p text:style-name="P9">地</text:p>
      <text:p text:style-name="P15">イン・カラミティ</text:p>
      <text:p text:style-name="P15">EP<text:span text:style-name="T6">3</text:span>00(戦闘員全員)　戦闘員<text:span text:style-name="T6">4人＝EP各75　</text:span></text:p>
      <text:p text:style-name="P15">敵全体ダメージ　<text:span text:style-name="T2">100%状態異常付加(耐性を除く)　</text:span></text:p>
      <text:p text:style-name="P15"/>
      <text:p text:style-name="P15"/>
      <text:p text:style-name="P15">水</text:p>
      <text:p text:style-name="P15">テリブル・ハザード</text:p>
      <text:p text:style-name="P16">EP<text:span text:style-name="T6">30</text:span>0<text:span text:style-name="T2">(戦闘員全員)</text:span>　戦闘員<text:span text:style-name="T6">4人＝EP各75</text:span></text:p>
      <text:p text:style-name="P15">直線Lダメージ　確定Break　敵DEFダウン<text:span text:style-name="T3">(2段階)</text:span></text:p>
      <text:p text:style-name="P9"/>
      <text:p text:style-name="P9"/>
      <text:p text:style-name="P9">火</text:p>
      <text:p text:style-name="P9">ブレイブリー・チアー</text:p>
      <text:p text:style-name="P12">EP<text:span text:style-name="T2">160(戦闘員全員)　戦闘員4人＝EP各 40</text:span></text:p>
      <text:p text:style-name="P9">味方全体　<text:span text:style-name="T2">5ターンCP+40　3ターンATK上昇(2段階)</text:span></text:p>
      <text:p text:style-name="P9"/>
      <text:p text:style-name="P9"/>
      <text:p text:style-name="P17">風</text:p>
      <text:p text:style-name="P17">エイドス・ハート</text:p>
      <text:p text:style-name="P18">EP<text:span text:style-name="T6">50</text:span>0(戦闘員全員)　<text:span text:style-name="T7">戦闘員4人＝EP各100</text:span></text:p>
      <text:p text:style-name="P17">味方全体　HP全快　戦闘不能者含む　+CP50　状態異常を消す</text:p>
      <text:p text:style-name="P9"/>
      <text:p text:style-name="P9"/>
      <text:p text:style-name="P9">時</text:p>
      <text:p text:style-name="P9">マスター・タイム</text:p>
      <text:p text:style-name="P20">EP<text:span text:style-name="T8">24</text:span>0(戦闘員全員)<text:span text:style-name="T2">　戦闘員4人＝EP各60</text:span></text:p>
      <text:p text:style-name="P19">味方全体　アーツ詠唱時間半減　SPDアップ(2段階)</text:p>
      <text:p text:style-name="P19">敵全体　アーツ・溜め技のディレイ時間倍増</text:p>
      <text:p text:style-name="P19"/>
      <text:p text:style-name="P19"/>
      <text:p text:style-name="P19">エネミーズヴィジョン</text:p>
      <text:p text:style-name="P21">EP(敵の数x<text:span text:style-name="T5">15</text:span>)<text:span text:style-name="T2">　例：敵の数５体＝　発動者のEP75</text:span></text:p>
      <text:p text:style-name="P19">敵全体　敵の偽物を敵の1マス前に設置する(虚像)</text:p>
      <text:p text:style-name="P19">※虚像説明</text:p>
      <text:p text:style-name="P19">　虚像は攻撃・ターン経過はない　HP・ブレイクゲージは本体と共有　</text:p>
      <text:p text:style-name="P19">　カグヅチなどの「倒すとCPが～」系の効果は得られる　経験値もあり</text:p>
      <text:p text:style-name="P19">　敵・味方共に虚像を通過できない　</text:p>
      <text:p text:style-name="P19">消失タイミング</text:p>
      <text:p text:style-name="P19">　虚像のHPがなくなる：虚像だけが消える</text:p>
      <text:p text:style-name="P19">　本体のHPがなくなる：本体と虚像が消える　(虚像も撃破扱い)</text:p>
      <text:p text:style-name="P19"/>
      <text:p text:style-name="P19"/>
      <text:p text:style-name="P19"/>
      <text:p text:style-name="P19"/>
      <text:p text:style-name="P19"/>
      <text:p text:style-name="P19"/>
      <text:p text:style-name="P19"/>
      <text:p text:style-name="P19"/>
      <text:p text:style-name="P19"><text:soft-page-break/></text:p>
      <text:p text:style-name="P19"/>
      <text:p text:style-name="P19">フューチャー・サークル</text:p>
      <text:p text:style-name="P21">EP<text:span text:style-name="T4">(敵の数x10)　例：敵の数５体＝　発動者のEP50</text:span></text:p>
      <text:p text:style-name="P19">円<text:span text:style-name="T4">L　敵を指定した円の中に10ターン封じ込める</text:span></text:p>
      <text:p text:style-name="P19">※封じ込め説明</text:p>
      <text:p text:style-name="P19">通常のアーツ等のように発動時に円Lで発動ポイントを指定する</text:p>
      <text:p text:style-name="P19">そのポイントの中にいる敵はその円内から10ターン出ることはできない</text:p>
      <text:p text:style-name="P19">円の中にいる間届く範囲の攻撃などは可能　こちらからの攻撃も可能</text:p>
      <text:p text:style-name="P19">円L指定時に円からはみ出たエネミーははじき出される　そのエネミーは通常どうり行動できる</text:p>
      <text:p text:style-name="P19">封じ込め中の円の中に入ることはできない　10ターン経過まで解除も不可</text:p>
      <text:p text:style-name="P19"/>
      <text:p text:style-name="P22"/>
      <text:p text:style-name="P22">・ロストアーツが発動者のオーブメントに2つ以上セットされている時に発動可能</text:p>
      <text:p text:style-name="P22"/>
      <text:p text:style-name="P22"/>
      <text:p text:style-name="P23">ディバインブレス</text:p>
      <text:p text:style-name="P24">EP(戦闘員x50)<text:span text:style-name="T2">　戦闘員4人＝EP各60</text:span></text:p>
      <text:p text:style-name="P23">10ターン　戦闘員のターンに良ATボーナスを付与</text:p>
      <text:p text:style-name="P23">※発動時には付与されるATボーナスは確認できない</text:p>
      <text:p text:style-name="P23"/>
      <text:p text:style-name="P23"/>
      <text:p text:style-name="P23">カオスフィールド</text:p>
      <text:p text:style-name="P24">EP(全体(敵味方総数)x5)<text:span text:style-name="T2">　全体の総数が20＝発動者消費EP100</text:span></text:p>
      <text:p text:style-name="P23">全ての敵・味方をフィールド上にランダムに再配置する</text:p>
      <text:p text:style-name="P23"/>
      <text:p text:style-name="P23"/>
      <text:p text:style-name="P6">軌跡シリーズに取り入れたいもの</text:p>
      <text:p text:style-name="P8">絆技「リンククラフト」</text:p>
      <text:p text:style-name="P3"/>
      <text:p text:style-name="P27"/>
      <text:p text:style-name="P30">軌跡シリーズは絆・好感度を上げることで特殊な行動、ステータスの上昇、限定アイテムがもらえます。</text:p>
      <text:p text:style-name="P30">絆関連の要素に新たに「絆技」を提案したいと思います。</text:p>
      <text:p text:style-name="P30"/>
      <text:p text:style-name="P30">・絆技</text:p>
      <text:p text:style-name="P30">絆技はリンクレベルが一定以上になると使えるようになります。</text:p>
      <text:p text:style-name="P30">絆技が使えるレベルまでリンクレベルが到達しているキャラとリンクしているときのみ</text:p>
      <text:p text:style-name="P30">発動可能なクラフトとなります。</text:p>
      <text:p text:style-name="P30">絆技を発動することで、通常よりも多くの経験値(リンクレベル)がもらえます。</text:p>
      <text:p text:style-name="P30"/>
      <text:p text:style-name="P30"/>
      <text:p text:style-name="P29">軌跡シリーズに取り入れたいもの</text:p>
      <text:p text:style-name="P29">クラフト関連「集中/拡散」</text:p>
      <text:p text:style-name="P29"/>
      <text:p text:style-name="P29"/>
      <text:p text:style-name="P28">軌跡シリーズのクラフトには　威力　ブレイク　崩し　サイズ　効果　の項目が設定されています。</text:p>
      <text:p text:style-name="P28">上記のうち「サイズ」を調整することで、他の項目に影響出来たら面白いのでは思い、提案します。</text:p>
      <text:p text:style-name="P28"/>
      <text:p text:style-name="P28">例：リィン・シュァバルツァー　緋空斬</text:p>
      <text:p text:style-name="P28"/>
      <text:p text:style-name="P28">通常　（威力D　ブレイクD　崩し有効）：直線S+（地点指定 )：駆動解除100% <text:s/>炎傷20%</text:p>
      <text:p text:style-name="P28">集中　（威力C　ブレイクC　崩し有効）：直線S（地点指定 )：駆動解除150% <text:s/>炎傷30%</text:p>
      <text:p text:style-name="P28">拡散　（威力E　ブレイクE　崩し有効）：直線M（地点指定 )：駆動解除50% <text:s/>炎傷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0M9S</meta:editing-duration>
    <meta:editing-cycles>15</meta:editing-cycles>
    <meta:generator>LibreOffice/5.4.1.2$Windows_x86 LibreOffice_project/ea7cb86e6eeb2bf3a5af73a8f7777ac570321527</meta:generator>
    <dc:date>2020-03-31T16:51:54.746000000</dc:date>
    <meta:document-statistic meta:table-count="0" meta:image-count="0" meta:object-count="0" meta:page-count="3" meta:paragraph-count="94" meta:word-count="1979" meta:character-count="2174" meta:non-whitespace-character-count="2102"/>
    <meta:user-defined meta:name="Info 1"/>
    <meta:user-defined meta:name="Info 2"/>
    <meta:user-defined meta:name="Info 3"/>
    <meta:user-defined meta:name="Info 4"/>
  </office:meta>
</office:document-meta>
</file>